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48b4" officeooo:paragraph-rsid="000d48b4"/>
    </style:style>
    <style:style style:name="P2" style:family="paragraph" style:parent-style-name="Standard" style:list-style-name="L1">
      <style:text-properties officeooo:rsid="000d48b4" officeooo:paragraph-rsid="000d48b4"/>
    </style:style>
    <style:style style:name="P3" style:family="paragraph" style:parent-style-name="Standard">
      <style:text-properties officeooo:paragraph-rsid="000d48b4"/>
    </style:style>
    <style:style style:name="P4" style:family="paragraph" style:parent-style-name="Standard" style:list-style-name="L1">
      <style:text-properties officeooo:rsid="000dd500" officeooo:paragraph-rsid="000dd500"/>
    </style:style>
    <style:style style:name="P5" style:family="paragraph" style:parent-style-name="Standard">
      <style:text-properties officeooo:rsid="000dd500" officeooo:paragraph-rsid="000dd500"/>
    </style:style>
    <style:style style:name="P6" style:family="paragraph" style:parent-style-name="Standard" style:list-style-name="L2">
      <style:text-properties officeooo:rsid="000dd500" officeooo:paragraph-rsid="000dd500"/>
    </style:style>
    <style:style style:name="P7" style:family="paragraph" style:parent-style-name="Standard" style:list-style-name="L3">
      <style:text-properties officeooo:rsid="000dd500" officeooo:paragraph-rsid="000dd500"/>
    </style:style>
    <style:style style:name="P8" style:family="paragraph" style:parent-style-name="Standard" style:list-style-name="L3">
      <style:text-properties officeooo:rsid="000f2613" officeooo:paragraph-rsid="000f2613"/>
    </style:style>
    <style:style style:name="P9" style:family="paragraph" style:parent-style-name="Standard">
      <style:text-properties officeooo:rsid="000f2613" officeooo:paragraph-rsid="000f2613"/>
    </style:style>
    <style:style style:name="P10" style:family="paragraph" style:parent-style-name="Standard">
      <style:text-properties officeooo:rsid="00109aba" officeooo:paragraph-rsid="00109aba"/>
    </style:style>
    <style:style style:name="P11" style:family="paragraph" style:parent-style-name="Standard" style:list-style-name="L4">
      <style:text-properties officeooo:rsid="00109aba" officeooo:paragraph-rsid="00109aba"/>
    </style:style>
    <style:style style:name="P12" style:family="paragraph" style:parent-style-name="Standard" style:list-style-name="L4">
      <style:text-properties officeooo:rsid="00111081" officeooo:paragraph-rsid="00111081"/>
    </style:style>
    <style:style style:name="P13" style:family="paragraph" style:parent-style-name="Standard" style:list-style-name="L4">
      <style:text-properties officeooo:rsid="0012d3b9" officeooo:paragraph-rsid="0012d3b9"/>
    </style:style>
    <style:style style:name="P14" style:family="paragraph" style:parent-style-name="Standard">
      <style:text-properties officeooo:rsid="0012d3b9" officeooo:paragraph-rsid="0012d3b9"/>
    </style:style>
    <style:style style:name="P15" style:family="paragraph" style:parent-style-name="Standard">
      <style:text-properties officeooo:rsid="00179729" officeooo:paragraph-rsid="00179729"/>
    </style:style>
    <style:style style:name="P16" style:family="paragraph" style:parent-style-name="Standard" style:list-style-name="L5">
      <style:text-properties officeooo:rsid="00179729" officeooo:paragraph-rsid="00179729"/>
    </style:style>
    <style:style style:name="T1" style:family="text">
      <style:text-properties officeooo:rsid="000d48b4"/>
    </style:style>
    <style:style style:name="T2" style:family="text">
      <style:text-properties officeooo:rsid="000f2613"/>
    </style:style>
    <style:style style:name="T3" style:family="text">
      <style:text-properties officeooo:rsid="0012d3b9"/>
    </style:style>
    <style:style style:name="T4" style:family="text">
      <style:text-properties officeooo:rsid="0013693c"/>
    </style:style>
    <style:style style:name="T5" style:family="text">
      <style:text-properties officeooo:rsid="001456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uri Mechanical Projects</text:p>
      <text:p text:style-name="P1"/>
      <text:p text:style-name="P3"><text:span text:style-name="T1">Main Goals of redesign: </text:span>(1) Autoleveling, (2) Simplified OOB experience, (3) Cheaper, (4) easier to manufacture, (5) larger / cubiv build volume, (6) reduce / eliminate axis droop, (7) easier extruder mechanism</text:p>
      <text:p text:style-name="P1"/>
      <text:list xml:id="list5761854709856873503" text:style-name="L1">
        <text:list-item>
          <text:p text:style-name="P2">X-axis</text:p>
          <text:list>
            <text:list-item>
              <text:p text:style-name="P2">Dependent on Y-axis</text:p>
            </text:list-item>
            <text:list-item>
              <text:p text:style-name="P2">stiffen, either through different linear guides or horizontal rods</text:p>
            </text:list-item>
            <text:list-item>
              <text:p text:style-name="P2">The y-axis needs to fit around whatever mechanics we have here</text:p>
            </text:list-item>
          </text:list>
        </text:list-item>
        <text:list-item>
          <text:p text:style-name="P2">Y-axis</text:p>
          <text:list>
            <text:list-item>
              <text:p text:style-name="P2">Dependent on Z-axis configuration</text:p>
            </text:list-item>
            <text:list-item>
              <text:p text:style-name="P2">Drop bed if possible</text:p>
            </text:list-item>
            <text:list-item>
              <text:p text:style-name="P2">Easier installation</text:p>
            </text:list-item>
            <text:list-item>
              <text:p text:style-name="P2"/>
            </text:list-item>
          </text:list>
        </text:list-item>
        <text:list-item>
          <text:p text:style-name="P2">Z-axis</text:p>
          <text:list>
            <text:list-item>
              <text:p text:style-name="P2">Make z-axis easier to manufacture</text:p>
            </text:list-item>
            <text:list-item>
              <text:p text:style-name="P4">Belt drive in testing, will likely need to pursue parallel paths while we extensively test belt drive system for reliability</text:p>
            </text:list-item>
            <text:list-item>
              <text:p text:style-name="P4">Dual switch design for z-homing</text:p>
            </text:list-item>
          </text:list>
        </text:list-item>
        <text:list-item>
          <text:p text:style-name="P2">Autoleveling</text:p>
          <text:list>
            <text:list-item>
              <text:p text:style-name="P4">Decide on wiper type / location</text:p>
            </text:list-item>
            <text:list-item>
              <text:p text:style-name="P4">Dual z-min switch for squaring z-axis</text:p>
            </text:list-item>
            <text:list-item>
              <text:p text:style-name="P4">same basic function as Mini</text:p>
            </text:list-item>
            <text:list-item>
              <text:p text:style-name="P4"/>
            </text:list-item>
          </text:list>
        </text:list-item>
        <text:list-item>
          <text:p text:style-name="P2">Control Box redesign</text:p>
        </text:list-item>
        <text:list-item>
          <text:p text:style-name="P2">Sheet metal redesign</text:p>
        </text:list-item>
        <text:list-item>
          <text:p text:style-name="P2">Mechanical / performance testing</text:p>
        </text:list-item>
        <text:list-item>
          <text:p text:style-name="P2">Profiles</text:p>
        </text:list-item>
        <text:list-item>
          <text:p text:style-name="P2">Design for injection molding</text:p>
        </text:list-item>
      </text:list>
      <text:p text:style-name="P1"/>
      <text:p text:style-name="P5">Early prototype / feasibility phase (5/20-6/22)</text:p>
      <text:list xml:id="list7174310518394842836" text:style-name="L2">
        <text:list-item>
          <text:p text:style-name="P6">Build up and test all proposed changes piecemeal</text:p>
        </text:list-item>
        <text:list-item>
          <text:p text:style-name="P6">run extended lifetime testing on any changes that don't have a 100% confidence level</text:p>
        </text:list-item>
        <text:list-item>
          <text:p text:style-name="P6">Design configuration lock 6/22, <text:span text:style-name="T4">Need CAD model of the </text:span></text:p>
        </text:list-item>
      </text:list>
      <text:p text:style-name="P5">Development phase <text:span text:style-name="T2">(6/22-7/20)</text:span>:</text:p>
      <text:list xml:id="list8373719535974604037" text:style-name="L3">
        <text:list-item>
          <text:p text:style-name="P7">Flush out design of all components based on the locked design configuration</text:p>
        </text:list-item>
        <text:list-item>
          <text:p text:style-name="P8">Continue long temp testing of new systems independently</text:p>
        </text:list-item>
        <text:list-item>
          <text:p text:style-name="P8">Begin benchmarking performance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New Systems:</text:p>
      <text:list xml:id="list4331409265918202105" text:style-name="L4">
        <text:list-item>
          <text:p text:style-name="P11">Z-belt drive</text:p>
          <text:list>
            <text:list-item>
              <text:p text:style-name="P11">geared stepper motors</text:p>
            </text:list-item>
            <text:list-item>
              <text:p text:style-name="P11">z-upper/lowers</text:p>
            </text:list-item>
            <text:list-item>
              <text:p text:style-name="P11">dual rod system</text:p>
            </text:list-item>
          </text:list>
        </text:list-item>
        <text:list-item>
          <text:p text:style-name="P11">Injection molded parts</text:p>
        </text:list-item>
        <text:list-item>
          <text:p text:style-name="P11">v-slot</text:p>
        </text:list-item>
        <text:list-item>
          <text:p text:style-name="P11">hex blower replacement</text:p>
        </text:list-item>
        <text:list-item>
          <text:p text:style-name="P11">new wiring / cable chain</text:p>
        </text:list-item>
        <text:list-item>
          <text:p text:style-name="P11">TAZ Autoleveling</text:p>
          <text:list>
            <text:list-item>
              <text:p text:style-name="P11">dual z-switch</text:p>
            </text:list-item>
            <text:list-item>
              <text:p text:style-name="P11">downward homing</text:p>
            </text:list-item>
          </text:list>
        </text:list-item>
        <text:list-item>
          <text:p text:style-name="P11">Sheet metal</text:p>
        </text:list-item>
        <text:list-item>
          <text:p text:style-name="P11">Integrated electronics</text:p>
        </text:list-item>
        <text:list-item>
          <text:p text:style-name="P11">LCD redesign / workflow</text:p>
        </text:list-item>
        <text:list-item>
          <text:p text:style-name="P11">modified x-axis</text:p>
          <text:list>
            <text:list-item>
              <text:p text:style-name="P11">horizontal bars</text:p>
            </text:list-item>
            <text:list-item>
              <text:p text:style-name="P11">tighter bearings</text:p>
            </text:list-item>
            <text:list-item>
              <text:p text:style-name="P11">different linear guide system</text:p>
            </text:list-item>
          </text:list>
        </text:list-item>
        <text:list-item>
          <text:p text:style-name="P11">New board</text:p>
        </text:list-item>
        <text:list-item>
          <text:p text:style-name="P12">New wiring connector scheme</text:p>
          <text:list>
            <text:list-item>
              <text:p text:style-name="P12">try to get rid of 14 pin connectors</text:p>
            </text:list-item>
            <text:list-item>
              <text:p text:style-name="P12">Need to figure out how the <text:span text:style-name="T3">bed will detatch</text:span></text:p>
            </text:list-item>
          </text:list>
        </text:list-item>
        <text:list-item>
          <text:p text:style-name="P13">extruder redesign</text:p>
          <text:list>
            <text:list-item>
              <text:p text:style-name="P13">reconfigure latch to be easier – more intuitave</text:p>
            </text:list-item>
          </text:list>
        </text:list-item>
      </text:list>
      <text:p text:style-name="P14"/>
      <text:p text:style-name="P14"/>
      <text:p text:style-name="P14"/>
      <text:p text:style-name="P15">Parts that we can start designing for IM now:</text:p>
      <text:list xml:id="list1020030070085654679" text:style-name="L5">
        <text:list-item>
          <text:p text:style-name="P16">Spool Arm</text:p>
        </text:list-item>
        <text:list-item>
          <text:p text:style-name="P16">Feed tube holder</text:p>
        </text:list-item>
        <text:list-item>
          <text:p text:style-name="P16">Feed tube spinner</text:p>
        </text:list-item>
        <text:list-item>
          <text:p text:style-name="P16">Belt mount (mini style)</text:p>
        </text:list-item>
        <text:list-item>
          <text:p text:style-name="P16">Mini handle (maybe)</text:p>
        </text:list-item>
        <text:list-item>
          <text:p text:style-name="P16">Bed corners (TAZ) – will <text:s/>be rubber / silicone</text:p>
        </text:list-item>
        <text:list-item>
          <text:p text:style-name="P16">Extruder latch?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3:35:14.941298770</meta:creation-date>
    <dc:date>2015-05-29T15:46:59.780386430</dc:date>
    <meta:editing-duration>PT5H42M47S</meta:editing-duration>
    <meta:editing-cycles>5</meta:editing-cycles>
    <meta:generator>LibreOffice/4.3.3.2$Linux_X86_64 LibreOffice_project/430m0$Build-2</meta:generator>
    <meta:print-date>2015-05-29T10:21:50.603780758</meta:print-date>
    <meta:document-statistic meta:table-count="0" meta:image-count="0" meta:object-count="0" meta:page-count="2" meta:paragraph-count="66" meta:word-count="370" meta:character-count="2051" meta:non-whitespace-character-count="1801"/>
  </office:meta>
</office:document-meta>
</file>